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paragraph-rsid="001120e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paragraph-rsid="001120e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48pt" fo:font-weight="normal" officeooo:rsid="001120ee" officeooo:paragraph-rsid="001120ee" style:font-size-asian="42pt" style:font-weight-asian="normal" style:font-size-complex="4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0pt" fo:font-weight="normal" officeooo:rsid="001120ee" officeooo:paragraph-rsid="001120ee" style:font-size-asian="35pt" style:font-weight-asian="normal" style:font-size-complex="40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sans-serif" fo:font-size="8.25pt" fo:letter-spacing="normal" fo:font-style="normal" fo:font-weight="normal"/>
    </style:style>
    <style:style style:name="T3" style:family="text">
      <style:text-properties officeooo:rsid="00112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5 Tema 3</text:p>
      <text:p text:style-name="P5">Mario Badallo Jiménez</text:p>
      <text:p text:style-name="P1"/>
      <text:p text:style-name="P1"/>
      <text:p text:style-name="P2">Genera un archivo de texto llamado ‘ordenacion.txt’ con las <text:s/>siguientes palabras (una por línea) y en el siguiente orden: coche, moto, Coche, Moto, 1, 100, 2, 200, Autobús, autobús</text:p>
      <text:p text:style-name="P2"/>
      <text:p text:style-name="P3">Touch ordeacion.txt</text:p>
      <text:p text:style-name="P1"/>
      <text:p text:style-name="P2">-Mostrar por pantalla de forma ordenada <text:span text:style-name="T3">alfabéticamente</text:span>, sin distinguir <text:span text:style-name="T3">mayúsculas</text:span> y <text:span text:style-name="T3">minúsculas</text:span> y eliminando lineas repetidas.</text:p>
      <text:p text:style-name="P2"/>
      <text:p text:style-name="P3">Sort -fu ordenacion.txt</text:p>
      <text:p text:style-name="P1"/>
      <text:p text:style-name="P2">-Ordena <text:span text:style-name="T3">numéricamente</text:span> el fichero:</text:p>
      <text:p text:style-name="P2"/>
      <text:p text:style-name="P3">Sort -n ordenacion.txt</text:p>
      <text:p text:style-name="P1"/>
      <text:p text:style-name="P2">-Ordena inversamente el fichero /etc/passwd por nombre de usuario, estableciendo como delimitador”:”:</text:p>
      <text:p text:style-name="P2"/>
      <text:p text:style-name="P3">Sort -r -t: -k1 /etc/passwd</text:p>
      <text:p text:style-name="P1"/>
      <text:p text:style-name="P2">-Ordena por el noveno campo correspondiente a los nombres de ficheros la salida listada en formato largo:</text:p>
      <text:p text:style-name="P2"/>
      <text:p text:style-name="P3">ls -l | sort -k9-</text:p>
      <text:p text:style-name="P3"/>
      <text:p text:style-name="P2">-Ordena numericamente por el tamaño de los ficheros la salida listada del directorio actual en formato largo:</text:p>
      <text:p text:style-name="P2"/>
      <text:p text:style-name="P3">ls -l | sort -k5n </text:p>
      <text:p text:style-name="P1"/>
      <text:p text:style-name="P1"/>
      <text:p text:style-name="P1"/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09:37:57.921000000</meta:creation-date>
    <dc:date>2021-01-29T09:44:30.041000000</dc:date>
    <meta:editing-duration>PT6M33S</meta:editing-duration>
    <meta:editing-cycles>1</meta:editing-cycles>
    <meta:document-statistic meta:table-count="0" meta:image-count="0" meta:object-count="0" meta:page-count="1" meta:paragraph-count="14" meta:word-count="125" meta:character-count="819" meta:non-whitespace-character-count="706"/>
    <meta:generator>LibreOffice/7.0.0.3$Windows_X86_64 LibreOffice_project/8061b3e9204bef6b321a21033174034a5e2ea88e</meta:generator>
  </office:meta>
</office:document-meta>
</file>